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6F00000035B79FF6A6A05903C3.png" manifest:media-type="image/png"/>
  <manifest:file-entry manifest:full-path="Pictures/10000201000003700000005011DE3299F9105A92.png" manifest:media-type="image/png"/>
  <manifest:file-entry manifest:full-path="Pictures/10000201000003690000006853B7E2C8B0D79BD0.png" manifest:media-type="image/png"/>
  <manifest:file-entry manifest:full-path="Pictures/100000000000036D00000052FC62421320D5A80F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8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6" manifest:media-type="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ndex_20_Heading" style:list-style-name="L1"/>
    <style:style style:name="P2" style:family="paragraph" style:parent-style-name="Index_20_Heading" style:list-style-name="L2"/>
    <style:style style:name="P3" style:family="paragraph" style:parent-style-name="Index_20_Heading" style:list-style-name="L3"/>
    <style:style style:name="P4" style:family="paragraph" style:parent-style-name="Index_20_Heading" style:list-style-name="L3">
      <style:text-properties officeooo:rsid="001620a5" officeooo:paragraph-rsid="001620a5"/>
    </style:style>
    <style:style style:name="P5" style:family="paragraph" style:parent-style-name="Index_20_Heading" style:list-style-name="L3">
      <style:text-properties fo:color="#ce181e" officeooo:paragraph-rsid="001533dc"/>
    </style:style>
    <style:style style:name="P6" style:family="paragraph" style:parent-style-name="Код" style:list-style-name="L3">
      <style:text-properties officeooo:paragraph-rsid="001533dc"/>
    </style:style>
    <style:style style:name="P7" style:family="paragraph" style:parent-style-name="Код">
      <style:paragraph-properties fo:margin-left="0cm" fo:margin-right="0.801cm" fo:text-indent="0cm" style:auto-text-indent="false"/>
    </style:style>
    <style:style style:name="P8" style:family="paragraph" style:parent-style-name="Стандарт" style:list-style-name="L1"/>
    <style:style style:name="P9" style:family="paragraph" style:parent-style-name="Стандарт" style:list-style-name="L1">
      <style:text-properties officeooo:paragraph-rsid="0012d154"/>
    </style:style>
    <style:style style:name="P10" style:family="paragraph" style:parent-style-name="Стандарт" style:list-style-name="L2"/>
    <style:style style:name="P11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12" style:family="paragraph" style:parent-style-name="Стандарт" style:list-style-name="L3"/>
    <style:style style:name="P13" style:family="paragraph" style:parent-style-name="Стандарт" style:list-style-name="L3">
      <style:text-properties officeooo:paragraph-rsid="001533d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 fo:font-style="italic"/>
    </style:style>
    <style:style style:name="T6" style:family="text">
      <style:text-properties style:font-name="times new roman" fo:font-size="12.75pt" fo:font-style="italic" officeooo:rsid="0013ffaf" style:font-weight-asian="normal" style:font-weight-complex="normal"/>
    </style:style>
    <style:style style:name="T7" style:family="text">
      <style:text-properties officeooo:rsid="0013ffaf" style:font-weight-asian="normal" style:font-weight-complex="normal"/>
    </style:style>
    <style:style style:name="T8" style:family="text">
      <style:text-properties fo:color="#000088"/>
    </style:style>
    <style:style style:name="T9" style:family="text">
      <style:text-properties fo:color="#000088" fo:font-size="9pt" fo:font-style="normal" fo:font-weight="normal"/>
    </style:style>
    <style:style style:name="T10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1" style:family="text">
      <style:text-properties fo:color="#000000" style:text-line-through-style="none" style:text-line-through-type="none" style:font-name="MathJax Math-italic" fo:font-size="9pt" style:text-underline-style="none" style:text-blinking="false" loext:padding="0cm" loext:border="none"/>
    </style:style>
    <style:style style:name="T12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3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4" style:family="text">
      <style:text-properties fo:color="#000000" style:text-line-through-style="none" style:text-line-through-type="none" fo:font-size="12.75pt" style:text-underline-style="none" style:text-blinking="false" loext:padding="0cm" loext:border="none"/>
    </style:style>
    <style:style style:name="T15" style:family="text">
      <style:text-properties fo:color="#666600"/>
    </style:style>
    <style:style style:name="T16" style:family="text">
      <style:text-properties fo:color="#666600" fo:font-size="9pt" fo:font-style="normal" fo:font-weight="normal"/>
    </style:style>
    <style:style style:name="T17" style:family="text">
      <style:text-properties fo:color="#666600" style:font-name="Helvetica Neue" fo:font-size="10.5pt"/>
    </style:style>
    <style:style style:name="T18" style:family="text">
      <style:text-properties fo:font-size="9pt" fo:font-style="normal" fo:font-weight="normal"/>
    </style:style>
    <style:style style:name="T19" style:family="text">
      <style:text-properties fo:color="#006666"/>
    </style:style>
    <style:style style:name="T20" style:family="text">
      <style:text-properties fo:color="#006666" fo:font-size="9pt" fo:font-style="normal" fo:font-weight="normal"/>
    </style:style>
    <style:style style:name="T21" style:family="text">
      <style:text-properties fo:color="#008800"/>
    </style:style>
    <style:style style:name="T22" style:family="text">
      <style:text-properties fo:color="#008800" fo:font-size="9pt" fo:font-style="normal" fo:font-weight="normal"/>
    </style:style>
    <style:style style:name="T23" style:family="text">
      <style:text-properties officeooo:rsid="00147dc4"/>
    </style:style>
    <style:style style:name="T24" style:family="text">
      <style:text-properties officeooo:rsid="001533dc"/>
    </style:style>
    <style:style style:name="T25" style:family="text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T26" style:family="text">
      <style:text-properties fo:font-variant="normal" fo:text-transform="none" fo:color="#222222" style:font-name="times new roman" fo:font-size="12.75pt" fo:letter-spacing="normal" fo:font-style="italic" fo:font-weight="normal"/>
    </style:style>
    <style:style style:name="T27" style:family="text">
      <style:text-properties fo:font-variant="normal" fo:text-transform="none" fo:color="#222222" fo:letter-spacing="normal"/>
    </style:style>
    <style:style style:name="T28" style:family="text">
      <style:text-properties style:font-name="Helvetica Neue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838311" text:style-name="L1">
        <text:list-item>
          <text:p text:style-name="P1">Задача 2.G</text:p>
          <text:p text:style-name="P8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15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5"><draw:frame draw:style-name="fr2" draw:name="Объект15" text:anchor-type="as-char" svg:y="-0.377cm" svg:width="0.512cm" svg:height="0.467cm" draw:z-index="16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5"><draw:frame draw:style-name="fr2" draw:name="Объект16" text:anchor-type="as-char" svg:y="-0.377cm" svg:width="0.512cm" svg:height="0.467cm" draw:z-index="17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8">Дана бинарная строка<text:span text:style-name="T5"><draw:frame draw:style-name="fr2" draw:name="Объект17" text:anchor-type="as-char" svg:y="-0.377cm" svg:width="0.39cm" svg:height="0.467cm" draw:z-index="18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19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9"><draw:frame draw:style-name="fr1" draw:name="Изображение1" text:anchor-type="paragraph" svg:x="1.332cm" svg:y="0cm" svg:width="16.365cm" svg:height="1.949cm" draw:z-index="0"><draw:image xlink:href="Pictures/10000201000003690000006853B7E2C8B0D79BD0.png" xlink:type="simple" xlink:show="embed" xlink:actuate="onLoad" loext:mime-type="image/png"/></draw:frame></text:p>
        </text:list-item>
      </text:list>
      <text:p text:style-name="Код"><text:bookmark text:name="program-source-text1"/>k <text:span text:style-name="T15">=</text:span> int<text:span text:style-name="T15">(</text:span>input<text:span text:style-name="T15">())</text:span></text:p>
      <text:p text:style-name="Код">ss <text:span text:style-name="T15">=</text:span> input<text:span text:style-name="T15">()</text:span></text:p>
      <text:p text:style-name="Код">m <text:span text:style-name="T15">=</text:span> len<text:span text:style-name="T15">(</text:span>ss<text:span text:style-name="T15">)</text:span></text:p>
      <text:p text:style-name="Код"/>
      <text:p text:style-name="Код">zeros <text:span text:style-name="T15">=</text:span> <text:span text:style-name="T15">[]</text:span></text:p>
      <text:p text:style-name="Код">past <text:span text:style-name="T15">=</text:span> <text:span text:style-name="T21">'1'</text:span></text:p>
      <text:p text:style-name="Код"><text:span text:style-name="T8">for</text:span> s <text:span text:style-name="T8">in</text:span> ss<text:span text:style-name="T15">:</text:span></text:p>
      <text:p text:style-name="Код"><text:s text:c="4"/><text:span text:style-name="T9">if</text:span><text:span text:style-name="T18"> past </text:span><text:span text:style-name="T16">==</text:span><text:span text:style-name="T18"> </text:span><text:span text:style-name="T22">'1'</text:span><text:span text:style-name="T18"> </text:span><text:span text:style-name="T9">and</text:span><text:span text:style-name="T18"> s </text:span><text:span text:style-name="T16">==</text:span><text:span text:style-name="T18"> </text:span><text:span text:style-name="T22">'1'</text:span><text:span text:style-name="T16">:</text:span></text:p>
      <text:p text:style-name="Код"><text:s text:c="8"/><text:span text:style-name="T18">zeros</text:span><text:span text:style-name="T16">.</text:span><text:span text:style-name="T18">append</text:span><text:span text:style-name="T16">(</text:span><text:span text:style-name="T20">0</text:span><text:span text:style-name="T16">)</text:span></text:p>
      <text:p text:style-name="Код"><text:s text:c="4"/><text:span text:style-name="T9">elif</text:span><text:span text:style-name="T18"> past </text:span><text:span text:style-name="T16">==</text:span><text:span text:style-name="T18"> </text:span><text:span text:style-name="T22">'1'</text:span><text:span text:style-name="T18"> </text:span><text:span text:style-name="T9">and</text:span><text:span text:style-name="T18"> s </text:span><text:span text:style-name="T16">==</text:span><text:span text:style-name="T18"> </text:span><text:span text:style-name="T22">'0'</text:span><text:span text:style-name="T16">:</text:span></text:p>
      <text:p text:style-name="Код"><text:s text:c="8"/><text:span text:style-name="T18">zeros</text:span><text:span text:style-name="T16">.</text:span><text:span text:style-name="T18">append</text:span><text:span text:style-name="T16">(</text:span><text:span text:style-name="T20">1</text:span><text:span text:style-name="T16">)</text:span></text:p>
      <text:p text:style-name="Код"><text:s text:c="4"/><text:span text:style-name="T9">elif</text:span><text:span text:style-name="T18"> past </text:span><text:span text:style-name="T16">==</text:span><text:span text:style-name="T18"> </text:span><text:span text:style-name="T22">'0'</text:span><text:span text:style-name="T18"> </text:span><text:span text:style-name="T9">and</text:span><text:span text:style-name="T18"> s </text:span><text:span text:style-name="T16">==</text:span><text:span text:style-name="T18"> </text:span><text:span text:style-name="T22">'0'</text:span><text:span text:style-name="T16">:</text:span></text:p>
      <text:p text:style-name="Код"><text:s text:c="8"/><text:span text:style-name="T18">zeros</text:span><text:span text:style-name="T16">[-</text:span><text:span text:style-name="T20">1</text:span><text:span text:style-name="T16">]</text:span><text:span text:style-name="T18"> </text:span><text:span text:style-name="T16">+=</text:span><text:span text:style-name="T18"> </text:span><text:span text:style-name="T20">1</text:span></text:p>
      <text:p text:style-name="Код"><text:s text:c="4"/><text:span text:style-name="T18">past </text:span><text:span text:style-name="T16">=</text:span><text:span text:style-name="T18"> s</text:span></text:p>
      <text:p text:style-name="Код"><text:span text:style-name="T8">if</text:span> ss<text:span text:style-name="T15">[-</text:span><text:span text:style-name="T19">1</text:span><text:span text:style-name="T15">]</text:span> <text:span text:style-name="T15">==</text:span> <text:span text:style-name="T21">'1'</text:span><text:span text:style-name="T15">:</text:span></text:p>
      <text:p text:style-name="Код"><text:s text:c="4"/><text:span text:style-name="T18">zeros</text:span><text:span text:style-name="T16">.</text:span><text:span text:style-name="T18">append</text:span><text:span text:style-name="T16">(</text:span><text:span text:style-name="T20">0</text:span><text:span text:style-name="T16">)</text:span></text:p>
      <text:p text:style-name="Код">res <text:span text:style-name="T15">=</text:span> <text:span text:style-name="T19">0</text:span></text:p>
      <text:p text:style-name="Код"><text:span text:style-name="T8">if</text:span> k <text:span text:style-name="T15">!=</text:span> <text:span text:style-name="T19">0</text:span><text:span text:style-name="T15">:</text:span></text:p>
      <text:p text:style-name="Код"><text:s text:c="4"/><text:span text:style-name="T18">i </text:span><text:span text:style-name="T16">=</text:span><text:span text:style-name="T18"> </text:span><text:span text:style-name="T20">0</text:span></text:p>
      <text:p text:style-name="Код"><text:s text:c="4"/><text:span text:style-name="T9">while</text:span><text:span text:style-name="T18"> i </text:span><text:span text:style-name="T16">+</text:span><text:span text:style-name="T18"> k </text:span><text:span text:style-name="T16">&lt;</text:span><text:span text:style-name="T18"> len</text:span><text:span text:style-name="T16">(</text:span><text:span text:style-name="T18">zeros</text:span><text:span text:style-name="T16">):</text:span></text:p>
      <text:p text:style-name="Код"><text:s text:c="8"/><text:span text:style-name="T18">res </text:span><text:span text:style-name="T16">+=</text:span><text:span text:style-name="T18"> </text:span><text:span text:style-name="T16">(</text:span><text:span text:style-name="T18">zeros</text:span><text:span text:style-name="T16">[</text:span><text:span text:style-name="T18">i</text:span><text:span text:style-name="T16">]+</text:span><text:span text:style-name="T20">1</text:span><text:span text:style-name="T16">)*(</text:span><text:span text:style-name="T18">zeros</text:span><text:span text:style-name="T16">[</text:span><text:span text:style-name="T18">i</text:span><text:span text:style-name="T16">+</text:span><text:span text:style-name="T18">k</text:span><text:span text:style-name="T16">]+</text:span><text:span text:style-name="T20">1</text:span><text:span text:style-name="T16">)</text:span></text:p>
      <text:p text:style-name="Код"><text:s text:c="8"/><text:span text:style-name="T18">i </text:span><text:span text:style-name="T16">+=</text:span><text:span text:style-name="T18"> </text:span><text:span text:style-name="T20">1</text:span></text:p>
      <text:p text:style-name="Код"><text:span text:style-name="T8">elif</text:span> k <text:span text:style-name="T15">==</text:span> <text:span text:style-name="T19">0</text:span><text:span text:style-name="T15">:</text:span></text:p>
      <text:p text:style-name="Код"><text:s text:c="4"/><text:span text:style-name="T18">i </text:span><text:span text:style-name="T16">=</text:span><text:span text:style-name="T18"> </text:span><text:span text:style-name="T20">0</text:span></text:p>
      <text:p text:style-name="Код"><text:s text:c="4"/><text:span text:style-name="T9">while</text:span><text:span text:style-name="T18"> i </text:span><text:span text:style-name="T16">+</text:span><text:span text:style-name="T18"> k </text:span><text:span text:style-name="T16">&lt;</text:span><text:span text:style-name="T18"> len</text:span><text:span text:style-name="T16">(</text:span><text:span text:style-name="T18">zeros</text:span><text:span text:style-name="T16">):</text:span></text:p>
      <text:p text:style-name="Код"><text:s text:c="8"/><text:span text:style-name="T18">res </text:span><text:span text:style-name="T16">+=</text:span><text:span text:style-name="T18"> int</text:span><text:span text:style-name="T16">(</text:span><text:span text:style-name="T20">0.5</text:span><text:span text:style-name="T16">*</text:span><text:span text:style-name="T18">zeros</text:span><text:span text:style-name="T16">[</text:span><text:span text:style-name="T18">i</text:span><text:span text:style-name="T16">]*(</text:span><text:span text:style-name="T18">zeros</text:span><text:span text:style-name="T16">[</text:span><text:span text:style-name="T18">i</text:span><text:span text:style-name="T16">+</text:span><text:span text:style-name="T18">k</text:span><text:span text:style-name="T16">]+</text:span><text:span text:style-name="T20">1</text:span><text:span text:style-name="T16">))</text:span></text:p>
      <text:p text:style-name="Код"><text:s text:c="8"/><text:span text:style-name="T18">i </text:span><text:span text:style-name="T16">+=</text:span><text:span text:style-name="T18"> </text:span><text:span text:style-name="T20">1</text:span></text:p>
      <text:p text:style-name="Код"><text:span text:style-name="T8">print</text:span><text:span text:style-name="T15">(</text:span>res<text:span text:style-name="T15">)</text:span></text:p>
      <text:p text:style-name="Код"/>
      <text:list xml:id="list473701081" text:style-name="L2">
        <text:list-item>
          <text:p text:style-name="P2">Задача <text:span text:style-name="T23">6.H</text:span></text:p>
          <text:p text:style-name="P10"><text:span text:style-name="T7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7"><draw:frame draw:style-name="fr2" draw:name="Объект11" text:anchor-type="as-char" svg:y="-0.377cm" svg:width="0.349cm" svg:height="0.467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7">, если у</text:span><text:span text:style-name="T7"><draw:frame draw:style-name="fr2" draw:name="Объект12" text:anchor-type="as-char" svg:y="-0.377cm" svg:width="0.349cm" svg:height="0.467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7">ровно три различных положительных делителя.</text:span></text:p>
          <text:p text:style-name="P10">Вам дан массив, состоящий из<draw:frame draw:style-name="fr2" draw:name="Объект13" text:anchor-type="as-char" svg:y="-0.377cm" svg:width="0.422cm" svg:height="0.467cm" draw:z-index="14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11"><draw:frame draw:style-name="fr1" draw:name="Изображение2" text:anchor-type="paragraph" svg:x="1.73cm" svg:y="0cm" svg:width="15.965cm" svg:height="1.492cm" draw:z-index="1"><draw:image xlink:href="Pictures/100000000000036D00000052FC62421320D5A80F.png" xlink:type="simple" xlink:show="embed" xlink:actuate="onLoad" loext:mime-type="image/x-vclgraphic"/></draw:frame></text:p>
        </text:list-item>
      </text:list>
      <text:p text:style-name="Код"><text:bookmark text:name="program-source-text"/><text:span text:style-name="T8">def</text:span> is_prime<text:span text:style-name="T15">(</text:span>n<text:span text:style-name="T15">):</text:span></text:p>
      <text:p text:style-name="Код"><text:s text:c="4"/><text:span text:style-name="T9">if</text:span><text:span text:style-name="T18"> int</text:span><text:span text:style-name="T16">(</text:span><text:span text:style-name="T18">n</text:span><text:span text:style-name="T16">**</text:span><text:span text:style-name="T20">0.5</text:span><text:span text:style-name="T16">)**</text:span><text:span text:style-name="T20">2</text:span><text:span text:style-name="T18"> </text:span><text:span text:style-name="T16">==</text:span><text:span text:style-name="T18"> n</text:span><text:span text:style-name="T16">:</text:span></text:p>
      <text:p text:style-name="Код"><text:s text:c="8"/><text:span text:style-name="T18">n </text:span><text:span text:style-name="T16">=</text:span><text:span text:style-name="T18"> int</text:span><text:span text:style-name="T16">(</text:span><text:span text:style-name="T18">n</text:span><text:span text:style-name="T16">**</text:span><text:span text:style-name="T20">0.5</text:span><text:span text:style-name="T16">)</text:span></text:p>
      <text:p text:style-name="Код"><text:s text:c="4"/><text:span text:style-name="T9">else</text:span><text:span text:style-name="T16">:</text:span></text:p>
      <text:p text:style-name="Код"><text:s text:c="8"/><text:span text:style-name="T9">return</text:span><text:span text:style-name="T18"> </text:span><text:span text:style-name="T9">False</text:span></text:p>
      <text:p text:style-name="Код"><text:s text:c="4"/><text:span text:style-name="T18">a </text:span><text:span text:style-name="T16">=</text:span><text:span text:style-name="T18"> </text:span><text:span text:style-name="T20">2</text:span></text:p>
      <text:p text:style-name="Код"><text:s text:c="4"/><text:span text:style-name="T18">res </text:span><text:span text:style-name="T16">=</text:span><text:span text:style-name="T18"> </text:span><text:span text:style-name="T9">True</text:span></text:p>
      <text:p text:style-name="Код"><text:s text:c="4"/><text:span text:style-name="T9">if</text:span><text:span text:style-name="T18"> n </text:span><text:span text:style-name="T16">==</text:span><text:span text:style-name="T18"> </text:span><text:span text:style-name="T20">1</text:span><text:span text:style-name="T16">:</text:span></text:p>
      <text:p text:style-name="Код"><text:s text:c="8"/><text:span text:style-name="T18">res </text:span><text:span text:style-name="T16">=</text:span><text:span text:style-name="T18"> </text:span><text:span text:style-name="T9">False</text:span></text:p>
      <text:p text:style-name="Код"><text:s text:c="4"/><text:span text:style-name="T9">else</text:span><text:span text:style-name="T16">:</text:span></text:p>
      <text:p text:style-name="Код"><text:s text:c="8"/><text:span text:style-name="T9">while</text:span><text:span text:style-name="T18"> a</text:span><text:span text:style-name="T16">**</text:span><text:span text:style-name="T20">2</text:span><text:span text:style-name="T18"> </text:span><text:span text:style-name="T16">&lt;=</text:span><text:span text:style-name="T18"> n</text:span><text:span text:style-name="T16">:</text:span></text:p>
      <text:p text:style-name="Код"><text:s text:c="12"/><text:span text:style-name="T9">if</text:span><text:span text:style-name="T18"> n </text:span><text:span text:style-name="T16">%</text:span><text:span text:style-name="T18"> a </text:span><text:span text:style-name="T16">==</text:span><text:span text:style-name="T18"> </text:span><text:span text:style-name="T20">0</text:span><text:span text:style-name="T16">:</text:span></text:p>
      <text:p text:style-name="Код"><text:soft-page-break/><text:s text:c="16"/><text:span text:style-name="T18">res </text:span><text:span text:style-name="T16">=</text:span><text:span text:style-name="T18"> </text:span><text:span text:style-name="T9">False</text:span></text:p>
      <text:p text:style-name="Код"><text:s text:c="16"/><text:span text:style-name="T9">break</text:span></text:p>
      <text:p text:style-name="Код"><text:s text:c="12"/><text:span text:style-name="T18">a </text:span><text:span text:style-name="T16">+=</text:span><text:span text:style-name="T18"> </text:span><text:span text:style-name="T20">1</text:span></text:p>
      <text:p text:style-name="Код"><text:s text:c="4"/><text:span text:style-name="T9">return</text:span><text:span text:style-name="T18"> res</text:span></text:p>
      <text:p text:style-name="Код"/>
      <text:p text:style-name="Код">n <text:span text:style-name="T15">=</text:span> int<text:span text:style-name="T15">(</text:span>input<text:span text:style-name="T15">())</text:span></text:p>
      <text:p text:style-name="Код">ans <text:span text:style-name="T15">=</text:span> <text:span text:style-name="T15">{</text:span><text:span text:style-name="T8">True</text:span><text:span text:style-name="T15">:</text:span> <text:span text:style-name="T21">'YES'</text:span><text:span text:style-name="T15">,</text:span> <text:span text:style-name="T8">False</text:span><text:span text:style-name="T15">:</text:span><text:span text:style-name="T21">'NO'</text:span><text:span text:style-name="T15">}</text:span></text:p>
      <text:p text:style-name="Код">xs <text:span text:style-name="T15">=</text:span> <text:span text:style-name="T15">[</text:span>ans<text:span text:style-name="T15">[</text:span>is_prime<text:span text:style-name="T15">(</text:span>x<text:span text:style-name="T15">)]</text:span> <text:span text:style-name="T8">for</text:span> x <text:span text:style-name="T8">in</text:span> map<text:span text:style-name="T15">(</text:span>int<text:span text:style-name="T15">,</text:span> input<text:span text:style-name="T15">().</text:span>split<text:span text:style-name="T15">())]</text:span></text:p>
      <text:p text:style-name="Код"/>
      <text:p text:style-name="Код"><text:span text:style-name="T8">print</text:span><text:span text:style-name="T15">(</text:span><text:span text:style-name="T21">'\n'</text:span><text:span text:style-name="T15">.</text:span>join<text:span text:style-name="T15">(</text:span>map<text:span text:style-name="T15">(</text:span>str<text:span text:style-name="T15">,</text:span> xs<text:span text:style-name="T15">)))</text:span></text:p>
      <text:p text:style-name="Код"/>
      <text:list xml:id="list1450641326" text:style-name="L3">
        <text:list-item>
          <text:p text:style-name="P5"><text:span text:style-name="T24">Задача 6.Е !!</text:span></text:p>
          <text:p text:style-name="P13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3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2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12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0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2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13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6"><draw:frame draw:style-name="fr1" draw:name="Изображение3" text:anchor-type="paragraph" svg:x="1.244cm" svg:y="0.132cm" svg:width="17.974cm" svg:height="1.633cm" draw:z-index="20"><draw:image xlink:href="Pictures/10000201000003700000005011DE3299F9105A92.png" xlink:type="simple" xlink:show="embed" xlink:actuate="onLoad" loext:mime-type="image/x-vclgraphic"/></draw:frame>l<text:span text:style-name="T15">,</text:span> r <text:span text:style-name="T15">=</text:span> map<text:span text:style-name="T15">(</text:span>int<text:span text:style-name="T15">,</text:span> input<text:span text:style-name="T15">().</text:span>split<text:span text:style-name="T15">())</text:span></text:p>
              <text:p text:style-name="P6"><text:span text:style-name="T8">print</text:span><text:span text:style-name="T15">(</text:span><text:span text:style-name="T21">'YES'</text:span><text:span text:style-name="T15">)</text:span></text:p>
              <text:p text:style-name="P6">ans <text:span text:style-name="T15">=</text:span> <text:span text:style-name="T21">'{} {}'</text:span></text:p>
              <text:p text:style-name="P6">pairs <text:span text:style-name="T15">=</text:span> <text:span text:style-name="T15">[</text:span>ans<text:span text:style-name="T15">.</text:span>format<text:span text:style-name="T15">(</text:span>l <text:span text:style-name="T15">+</text:span> <text:span text:style-name="T19">2</text:span><text:span text:style-name="T15">*</text:span>i<text:span text:style-name="T15">,</text:span> l <text:span text:style-name="T15">+</text:span> <text:span text:style-name="T19">2</text:span><text:span text:style-name="T15">*</text:span>i <text:span text:style-name="T15">+</text:span> <text:span text:style-name="T19">1</text:span><text:span text:style-name="T15">)</text:span> <text:span text:style-name="T8">for</text:span> i <text:span text:style-name="T8">in</text:span> range<text:span text:style-name="T15">((</text:span>r <text:span text:style-name="T15">-</text:span> l <text:span text:style-name="T15">+</text:span> <text:span text:style-name="T19">1</text:span><text:span text:style-name="T15">)//</text:span><text:span text:style-name="T19">2</text:span><text:span text:style-name="T15">)]</text:span></text:p>
              <text:p text:style-name="P6"><text:span text:style-name="T8">print</text:span><text:span text:style-name="T15">(</text:span><text:span text:style-name="T21">'\n'</text:span><text:span text:style-name="T15">.</text:span>join<text:span text:style-name="T15">(</text:span>pairs<text:span text:style-name="T15">))</text:span></text:p>
            </text:list-header>
          </text:list>
        </text:list-item>
        <text:list-item>
          <text:p text:style-name="P4">Задача 6.D</text:p>
          <text:p text:style-name="P12"><text:span text:style-name="T25">По введенным числам </text:span><text:span text:style-name="T26">A</text:span><text:span text:style-name="T27"> </text:span><text:span text:style-name="T25">и </text:span><text:span text:style-name="T26">B</text:span><text:span text:style-name="T27"> </text:span><text:span text:style-name="T25">вывести все простые числа в интервале от </text:span><text:span text:style-name="T26">A</text:span><text:span text:style-name="T27"> </text:span><text:span text:style-name="T25">до </text:span><text:span text:style-name="T26">B</text:span><text:span text:style-name="T27"> </text:span><text:span text:style-name="T25">включительно.</text:span></text:p>
        </text:list-item>
      </text:list>
      <text:p text:style-name="P7"><draw:frame draw:style-name="fr1" draw:name="Изображение4" text:anchor-type="paragraph" svg:x="1.332cm" svg:y="0.132cm" svg:width="17.974cm" svg:height="1.083cm" draw:z-index="21"><draw:image xlink:href="Pictures/100002010000036F00000035B79FF6A6A05903C3.png" xlink:type="simple" xlink:show="embed" xlink:actuate="onLoad" loext:mime-type="image/x-vclgraphic"/></draw:frame></text:p>
      <text:p text:style-name="Код">a, b = map(int, input().split())</text:p>
      <text:p text:style-name="Код">a<text:span text:style-name="T15">,</text:span> b <text:span text:style-name="T15">=</text:span> min<text:span text:style-name="T15">(</text:span>a<text:span text:style-name="T15">,</text:span> b<text:span text:style-name="T15">),</text:span> max<text:span text:style-name="T15">(</text:span>a<text:span text:style-name="T15">,</text:span> b<text:span text:style-name="T15">)</text:span></text:p>
      <text:p text:style-name="Код">is_comp <text:span text:style-name="T15">=</text:span> <text:span text:style-name="T15">[</text:span><text:span text:style-name="T8">False</text:span><text:span text:style-name="T15">]</text:span> <text:span text:style-name="T15">*</text:span> <text:span text:style-name="T15">(</text:span>b <text:span text:style-name="T15">-</text:span> <text:span text:style-name="T19">1</text:span><text:span text:style-name="T15">)</text:span></text:p>
      <text:p text:style-name="Код"><text:span text:style-name="T8">for</text:span> i <text:span text:style-name="T8">in</text:span> range<text:span text:style-name="T15">(</text:span><text:span text:style-name="T19">2</text:span><text:span text:style-name="T15">,</text:span> b<text:span text:style-name="T15">+</text:span><text:span text:style-name="T19">1</text:span><text:span text:style-name="T15">):</text:span></text:p>
      <text:p text:style-name="Код"><text:s text:c="4"/><text:span text:style-name="T9">if</text:span><text:span text:style-name="T18"> </text:span><text:span text:style-name="T9">not</text:span><text:span text:style-name="T18"> is_comp</text:span><text:span text:style-name="T16">[</text:span><text:span text:style-name="T18">i</text:span><text:span text:style-name="T16">-</text:span><text:span text:style-name="T20">2</text:span><text:span text:style-name="T16">]:</text:span></text:p>
      <text:p text:style-name="Код"><text:s text:c="8"/><text:span text:style-name="T18">j </text:span><text:span text:style-name="T16">=</text:span><text:span text:style-name="T18"> i </text:span><text:span text:style-name="T16">**</text:span><text:span text:style-name="T18"> </text:span><text:span text:style-name="T20">2</text:span></text:p>
      <text:p text:style-name="Код"><text:s text:c="8"/><text:span text:style-name="T9">while</text:span><text:span text:style-name="T18"> j </text:span><text:span text:style-name="T16">&lt;=</text:span><text:span text:style-name="T18"> b</text:span><text:span text:style-name="T16">:</text:span></text:p>
      <text:p text:style-name="Код"><text:s text:c="12"/><text:span text:style-name="T18">is_comp</text:span><text:span text:style-name="T16">[</text:span><text:span text:style-name="T18">j</text:span><text:span text:style-name="T16">-</text:span><text:span text:style-name="T20">2</text:span><text:span text:style-name="T16">]</text:span><text:span text:style-name="T18"> </text:span><text:span text:style-name="T16">=</text:span><text:span text:style-name="T18"> </text:span><text:span text:style-name="T9">True</text:span></text:p>
      <text:p text:style-name="Код"><text:s text:c="12"/><text:span text:style-name="T18">j </text:span><text:span text:style-name="T16">+=</text:span><text:span text:style-name="T18"> i</text:span></text:p>
      <text:p text:style-name="Код">p <text:span text:style-name="T15">=</text:span> <text:span text:style-name="T15">[</text:span>i<text:span text:style-name="T15">+</text:span><text:span text:style-name="T19">2</text:span> <text:span text:style-name="T8">for</text:span> i <text:span text:style-name="T8">in</text:span> range<text:span text:style-name="T15">(</text:span>len<text:span text:style-name="T15">(</text:span>is_comp<text:span text:style-name="T15">))</text:span> <text:span text:style-name="T8">if</text:span> <text:span text:style-name="T8">not</text:span> is_comp<text:span text:style-name="T15">[</text:span>i<text:span text:style-name="T15">]</text:span> <text:span text:style-name="T8">and</text:span> i<text:span text:style-name="T15">+</text:span><text:span text:style-name="T19">2</text:span> <text:span text:style-name="T15">&gt;=</text:span> a<text:span text:style-name="T15">]</text:span></text:p>
      <text:p text:style-name="Код"><text:span text:style-name="T8">print</text:span><text:span text:style-name="T15">(</text:span><text:span text:style-name="T21">' '</text:span><text:span text:style-name="T15">.</text:span>join<text:span text:style-name="T15">(</text:span>map<text:span text:style-name="T15">(</text:span>str<text:span text:style-name="T15">,</text:span> p<text:span text:style-name="T15">)))</text:span></text:p>
      <text:list xml:id="list84529037537397" text:continue-numbering="true" text:style-name="L3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25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235cm" fo:margin-right="1.1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8-11-20T08:45:28.103882754</dc:date>
    <meta:editing-duration>PT10H56M</meta:editing-duration>
    <meta:editing-cycles>3</meta:editing-cycles>
    <meta:generator>LibreOffice/6.0.6.2$Linux_X86_64 LibreOffice_project/00m0$Build-2</meta:generator>
    <meta:document-statistic meta:table-count="0" meta:image-count="4" meta:object-count="18" meta:page-count="2" meta:paragraph-count="76" meta:word-count="448" meta:character-count="2792" meta:non-whitespace-character-count="2169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